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1f8e" officeooo:paragraph-rsid="001d1f8e"/>
    </style:style>
    <style:style style:name="P2" style:family="paragraph" style:parent-style-name="Standard">
      <style:text-properties officeooo:paragraph-rsid="001d1f8e"/>
    </style:style>
    <style:style style:name="P3" style:family="paragraph" style:parent-style-name="Standard">
      <style:text-properties officeooo:rsid="001ef9b3" officeooo:paragraph-rsid="001ef9b3"/>
    </style:style>
    <style:style style:name="P4" style:family="paragraph" style:parent-style-name="Standard">
      <style:text-properties officeooo:rsid="00206f78" officeooo:paragraph-rsid="00206f78"/>
    </style:style>
    <style:style style:name="T1" style:family="text">
      <style:text-properties officeooo:rsid="001d1f8e"/>
    </style:style>
    <style:style style:name="T2" style:family="text">
      <style:text-properties officeooo:rsid="00206f78"/>
    </style:style>
    <style:style style:name="T3" style:family="text">
      <style:text-properties fo:font-weight="bold" style:font-weight-asian="bold" style:font-weight-complex="bold"/>
    </style:style>
    <style:style style:name="T4" style:family="text">
      <style:text-properties fo:font-weight="bold" officeooo:rsid="001d1f8e" style:font-weight-asian="bold" style:font-weight-complex="bold"/>
    </style:style>
    <style:style style:name="T5" style:family="text">
      <style:text-properties officeooo:rsid="002249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hador Saket and Jackson Toeniskoetter</text:p>
      <text:p text:style-name="P4">CS 544</text:p>
      <text:p text:style-name="P4">Prof. Carlos Scheidegger</text:p>
      <text:p text:style-name="P4">Final Project Progress Report</text:p>
      <text:p text:style-name="P4">April 21, 2015</text:p>
      <text:p text:style-name="P1"/>
      <text:p text:style-name="P2"><text:span text:style-name="T4">Datasets:</text:span><text:span text:style-name="T1"> We have available to us every data set found at </text:span><text:a xlink:type="simple" xlink:href="http://gmap.cs.arizona.edu/datasets"><text:span text:style-name="T1">http://gmap.cs.arizona.edu/datasets</text:span></text:a><text:span text:style-name="T1">. This includes the co-authorship network among </text:span>International Symposiums on Graph Drawing <text:span text:style-name="T1">authors from 1994-2015, a network of 3204 books constructed using Amazon's “customer's who bought this also bought” information, and many more.</text:span></text:p>
      <text:p text:style-name="P2"/>
      <text:p text:style-name="P4">Each dataset is processed at <text:a xlink:type="simple" xlink:href="http://gmap.cs.arizona.edu/"><text:span text:style-name="T5">http://</text:span></text:a><text:a xlink:type="simple" xlink:href="http://gmap.cs.arizona.edu/">gmap.cs.arizona.edu</text:a> into an image file, which contains labeled elements corresponding to the nodes and links in the data. For our project, we choose to process each dataset as an SVG file, so that it can be conveniently manipulated using JavaScript and d3. <text:span text:style-name="T5">Since the data is presented in a clean format, we currently perform no actual cleaning of the data.</text:span></text:p>
      <text:p text:style-name="P2"/>
      <text:p text:style-name="P3"><text:span text:style-name="T3">Progress:</text:span> We can parse the svg file containing each dataset into a graph data structure. We support selecting individual and groups of nodes and edges. Zooming and panning have been implemented using the <text:span text:style-name="T2">JavaScript</text:span> library SVG-Pan-Zoom. Brushing has been implemented using d3.</text:p>
      <text:p text:style-name="P3"/>
      <text:p text:style-name="P3"><text:span text:style-name="T3">Current Work:</text:span> We are implementing the selection of subgraphs, which will allow the user to make diverse comparisons between two subgraphs using a variety of graph metrics. The final goal is to produce a visualization tool which will support interactive exploratory analysis of the maps produced by GMap, and how well the map corresponds to the underlying network.</text:p>
      <text:p text:style-name="P3"/>
      <text:p text:style-name="P3">The data is initially presented using the map generated at <text:a xlink:type="simple" xlink:href="http://gmap.cs.arizona.edu/"><text:span text:style-name="T5">http://gmap.cs.arizona.edu</text:span></text:a>. Filtering will be implemented by allowing the user to select which nodes and links belong to each subgraph using a combination of brushing and mouse clicking. <text:span text:style-name="T2">Users will be able to select which features of each subgraph they wish to compare, and will be able to extract information about each node in a subgraph and display it by hovering over the node. Features will include graph metrics such as size, density, as well as highlighting of paths between nodes or subgraph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7:02:33.490506032</meta:creation-date>
    <dc:date>2015-04-20T17:24:33.710492119</dc:date>
    <meta:editing-duration>PT17M44S</meta:editing-duration>
    <meta:editing-cycles>4</meta:editing-cycles>
    <meta:generator>LibreOffice/4.2.7.2$Linux_X86_64 LibreOffice_project/420m0$Build-2</meta:generator>
    <meta:document-statistic meta:table-count="0" meta:image-count="0" meta:object-count="0" meta:page-count="1" meta:paragraph-count="10" meta:word-count="318" meta:character-count="2029" meta:non-whitespace-character-count="1721"/>
  </office:meta>
</office:document-meta>
</file>